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204" svg:stroke-width="0.019cm" svg:stroke-color="#000000" draw:marker-start="" draw:marker-start-width="0.229cm" draw:marker-start-center="false" draw:marker-end="" draw:marker-end-width="0.229cm" draw:marker-end-center="false" draw:fill="solid" draw:fill-color="#ad429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205" svg:stroke-width="0.019cm" svg:stroke-color="#000000" draw:marker-start="" draw:marker-start-width="0.33cm" draw:marker-start-center="false" draw:marker-end="" draw:marker-end-width="0.33cm" draw:marker-end-center="false" draw:fill="solid" draw:fill-color="#f39f3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206" svg:stroke-width="0.019cm" svg:stroke-color="#000000" draw:marker-start="" draw:marker-start-width="0.33cm" draw:marker-start-center="false" draw:marker-end="" draw:marker-end-width="0.33cm" draw:marker-end-center="false" draw:fill="solid" draw:fill-color="#edc4e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8207" svg:stroke-width="0.019cm" svg:stroke-color="#000000" draw:marker-start="" draw:marker-start-width="0.33cm" draw:marker-start-center="false" draw:marker-end="" draw:marker-end-width="0.33cm" draw:marker-end-center="false" draw:fill="solid" draw:fill-color="#2323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8208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820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821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821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821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821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821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821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821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821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821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821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822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822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822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822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822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822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822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822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822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822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823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823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none" draw:stroke-dash="Dashed_20__28_var_29__20_8232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823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ed_20__28_var_29__20_8234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8235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stroke-dash="Dashed_20__28_var_29__20_8236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dc4e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232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03cm" svg:height="0.503cm" svg:x="7.434cm" svg:y="15.894cm">
            <text:p/>
          </draw:rect>
          <draw:polygon draw:style-name="gr2" draw:text-style-name="P2" draw:layer="layout" svg:width="1.499cm" svg:height="2.499cm" svg:x="10.436cm" svg:y="13.394cm" svg:viewBox="0 0 1500 2500" draw:points="1500,0 0,0 1500,2500">
            <text:p/>
          </draw:polygon>
          <draw:polygon draw:style-name="gr3" draw:text-style-name="P3" draw:layer="layout" svg:width="1.499cm" svg:height="0.999cm" svg:x="8.436cm" svg:y="14.394cm" svg:viewBox="0 0 1500 1000" draw:points="0,1000 1500,1000 0,0">
            <text:p/>
          </draw:polygon>
          <draw:polygon draw:style-name="gr4" draw:text-style-name="P4" draw:layer="layout" svg:width="1.499cm" svg:height="1.999cm" svg:x="6.936cm" svg:y="13.394cm" svg:viewBox="0 0 1500 2000" draw:points="0,0 0,2000 1500,0">
            <text:p/>
          </draw:polygon>
          <draw:polygon draw:style-name="gr5" draw:text-style-name="P5" draw:layer="layout" svg:width="1.499cm" svg:height="1.499cm" svg:x="12.936cm" svg:y="13.894cm" svg:viewBox="0 0 1500 1500" draw:points="0,1500 1500,1500 1500,0">
            <text:p/>
          </draw:polygon>
          <draw:g>
            <draw:line draw:style-name="gr6" draw:text-style-name="P6" draw:layer="layout" svg:x1="6.936cm" svg:y1="13.394cm" svg:x2="6.936cm" svg:y2="16.394cm">
              <text:p/>
            </draw:line>
            <draw:line draw:style-name="gr7" draw:text-style-name="P6" draw:layer="layout" svg:x1="7.436cm" svg:y1="13.394cm" svg:x2="7.436cm" svg:y2="16.394cm">
              <text:p/>
            </draw:line>
            <draw:line draw:style-name="gr8" draw:text-style-name="P6" draw:layer="layout" svg:x1="7.936cm" svg:y1="13.394cm" svg:x2="7.936cm" svg:y2="16.394cm">
              <text:p/>
            </draw:line>
            <draw:line draw:style-name="gr9" draw:text-style-name="P6" draw:layer="layout" svg:x1="8.436cm" svg:y1="13.394cm" svg:x2="8.436cm" svg:y2="16.394cm">
              <text:p/>
            </draw:line>
            <draw:line draw:style-name="gr10" draw:text-style-name="P6" draw:layer="layout" svg:x1="8.936cm" svg:y1="13.394cm" svg:x2="8.936cm" svg:y2="16.394cm">
              <text:p/>
            </draw:line>
            <draw:line draw:style-name="gr11" draw:text-style-name="P6" draw:layer="layout" svg:x1="9.436cm" svg:y1="13.394cm" svg:x2="9.436cm" svg:y2="16.394cm">
              <text:p/>
            </draw:line>
            <draw:line draw:style-name="gr12" draw:text-style-name="P6" draw:layer="layout" svg:x1="9.936cm" svg:y1="13.394cm" svg:x2="9.936cm" svg:y2="16.394cm">
              <text:p/>
            </draw:line>
            <draw:line draw:style-name="gr13" draw:text-style-name="P6" draw:layer="layout" svg:x1="10.436cm" svg:y1="13.394cm" svg:x2="10.436cm" svg:y2="16.394cm">
              <text:p/>
            </draw:line>
            <draw:line draw:style-name="gr14" draw:text-style-name="P6" draw:layer="layout" svg:x1="10.936cm" svg:y1="13.394cm" svg:x2="10.936cm" svg:y2="16.394cm">
              <text:p/>
            </draw:line>
            <draw:line draw:style-name="gr15" draw:text-style-name="P6" draw:layer="layout" svg:x1="11.436cm" svg:y1="13.394cm" svg:x2="11.436cm" svg:y2="16.394cm">
              <text:p/>
            </draw:line>
            <draw:line draw:style-name="gr16" draw:text-style-name="P6" draw:layer="layout" svg:x1="11.936cm" svg:y1="13.394cm" svg:x2="11.936cm" svg:y2="16.394cm">
              <text:p/>
            </draw:line>
            <draw:line draw:style-name="gr17" draw:text-style-name="P6" draw:layer="layout" svg:x1="12.436cm" svg:y1="13.394cm" svg:x2="12.436cm" svg:y2="16.394cm">
              <text:p/>
            </draw:line>
            <draw:line draw:style-name="gr18" draw:text-style-name="P6" draw:layer="layout" svg:x1="12.936cm" svg:y1="13.394cm" svg:x2="12.936cm" svg:y2="16.394cm">
              <text:p/>
            </draw:line>
            <draw:line draw:style-name="gr19" draw:text-style-name="P6" draw:layer="layout" svg:x1="13.436cm" svg:y1="13.394cm" svg:x2="13.436cm" svg:y2="16.394cm">
              <text:p/>
            </draw:line>
            <draw:line draw:style-name="gr20" draw:text-style-name="P6" draw:layer="layout" svg:x1="13.936cm" svg:y1="13.394cm" svg:x2="13.936cm" svg:y2="16.394cm">
              <text:p/>
            </draw:line>
            <draw:line draw:style-name="gr21" draw:text-style-name="P6" draw:layer="layout" svg:x1="14.436cm" svg:y1="13.394cm" svg:x2="14.436cm" svg:y2="16.394cm">
              <text:p/>
            </draw:line>
            <draw:line draw:style-name="gr22" draw:text-style-name="P6" draw:layer="layout" svg:x1="6.936cm" svg:y1="13.394cm" svg:x2="14.436cm" svg:y2="13.394cm">
              <text:p/>
            </draw:line>
            <draw:line draw:style-name="gr23" draw:text-style-name="P6" draw:layer="layout" svg:x1="6.936cm" svg:y1="13.894cm" svg:x2="14.436cm" svg:y2="13.894cm">
              <text:p/>
            </draw:line>
            <draw:line draw:style-name="gr24" draw:text-style-name="P6" draw:layer="layout" svg:x1="6.936cm" svg:y1="14.394cm" svg:x2="14.436cm" svg:y2="14.394cm">
              <text:p/>
            </draw:line>
            <draw:line draw:style-name="gr25" draw:text-style-name="P6" draw:layer="layout" svg:x1="6.936cm" svg:y1="14.894cm" svg:x2="14.436cm" svg:y2="14.894cm">
              <text:p/>
            </draw:line>
            <draw:line draw:style-name="gr26" draw:text-style-name="P6" draw:layer="layout" svg:x1="6.936cm" svg:y1="15.394cm" svg:x2="14.436cm" svg:y2="15.394cm">
              <text:p/>
            </draw:line>
            <draw:line draw:style-name="gr27" draw:text-style-name="P6" draw:layer="layout" svg:x1="6.936cm" svg:y1="15.892cm" svg:x2="14.436cm" svg:y2="15.892cm">
              <text:p/>
            </draw:line>
            <draw:line draw:style-name="gr28" draw:text-style-name="P6" draw:layer="layout" svg:x1="6.936cm" svg:y1="16.393cm" svg:x2="14.436cm" svg:y2="16.393cm">
              <text:p/>
            </draw:line>
          </draw:g>
          <draw:frame draw:style-name="gr29" draw:text-style-name="P8" draw:layer="layout" svg:width="2.343cm" svg:height="0.63cm" svg:x="7.806cm" svg:y="15.894cm">
            <draw:text-box>
              <text:p text:style-name="P7"><text:span text:style-name="T1">Unité d'aire</text:span></text:p>
            </draw:text-box>
          </draw:frame>
          <draw:frame draw:style-name="gr30" draw:text-style-name="P9" draw:layer="layout" svg:width="0.726cm" svg:height="0.63cm" svg:x="6.822cm" svg:y="13.823cm">
            <draw:text-box>
              <text:p text:style-name="P7"><text:span text:style-name="T2">1</text:span></text:p>
            </draw:text-box>
          </draw:frame>
          <draw:frame draw:style-name="gr31" draw:text-style-name="P10" draw:layer="layout" svg:width="0.726cm" svg:height="0.63cm" svg:x="8.522cm" svg:y="14.823cm">
            <draw:text-box>
              <text:p text:style-name="P7"><text:span text:style-name="T3">2</text:span></text:p>
            </draw:text-box>
          </draw:frame>
          <draw:frame draw:style-name="gr32" draw:text-style-name="P10" draw:layer="layout" svg:width="0.726cm" svg:height="0.63cm" svg:x="11.322cm" svg:y="13.823cm">
            <draw:text-box>
              <text:p text:style-name="P7"><text:span text:style-name="T3">3</text:span></text:p>
            </draw:text-box>
          </draw:frame>
          <draw:frame draw:style-name="gr33" draw:text-style-name="P10" draw:layer="layout" svg:width="0.726cm" svg:height="0.63cm" svg:x="13.823cm" svg:y="14.324cm">
            <draw:text-box>
              <text:p text:style-name="P7"><text:span text:style-name="T3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8204" draw:display-name="Dashed (var) 8204" draw:style="rect" draw:dots1="1" draw:dots1-length="0.003cm" draw:dots2="1" draw:dots2-length="0.003cm" draw:distance="0.003cm"/>
    <draw:stroke-dash draw:name="Dashed_20__28_var_29__20_8205" draw:display-name="Dashed (var) 8205" draw:style="rect" draw:dots1="1" draw:dots1-length="0.006cm" draw:dots2="1" draw:dots2-length="0.006cm" draw:distance="0.006cm"/>
    <draw:stroke-dash draw:name="Dashed_20__28_var_29__20_8206" draw:display-name="Dashed (var) 8206" draw:style="rect" draw:dots1="1" draw:dots1-length="0.006cm" draw:dots2="1" draw:dots2-length="0.006cm" draw:distance="0.006cm"/>
    <draw:stroke-dash draw:name="Dashed_20__28_var_29__20_8207" draw:display-name="Dashed (var) 8207" draw:style="rect" draw:dots1="1" draw:dots1-length="0.006cm" draw:dots2="1" draw:dots2-length="0.006cm" draw:distance="0.006cm"/>
    <draw:stroke-dash draw:name="Dashed_20__28_var_29__20_8208" draw:display-name="Dashed (var) 8208" draw:style="rect" draw:dots1="1" draw:dots1-length="0.006cm" draw:dots2="1" draw:dots2-length="0.006cm" draw:distance="0.006cm"/>
    <draw:stroke-dash draw:name="Dashed_20__28_var_29__20_8209" draw:display-name="Dashed (var) 8209" draw:style="rect" draw:dots1="1" draw:dots1-length="0.002cm" draw:dots2="1" draw:dots2-length="0.002cm" draw:distance="0.002cm"/>
    <draw:stroke-dash draw:name="Dashed_20__28_var_29__20_8210" draw:display-name="Dashed (var) 8210" draw:style="rect" draw:dots1="1" draw:dots1-length="0.002cm" draw:dots2="1" draw:dots2-length="0.002cm" draw:distance="0.002cm"/>
    <draw:stroke-dash draw:name="Dashed_20__28_var_29__20_8211" draw:display-name="Dashed (var) 8211" draw:style="rect" draw:dots1="1" draw:dots1-length="0.002cm" draw:dots2="1" draw:dots2-length="0.002cm" draw:distance="0.002cm"/>
    <draw:stroke-dash draw:name="Dashed_20__28_var_29__20_8212" draw:display-name="Dashed (var) 8212" draw:style="rect" draw:dots1="1" draw:dots1-length="0.002cm" draw:dots2="1" draw:dots2-length="0.002cm" draw:distance="0.002cm"/>
    <draw:stroke-dash draw:name="Dashed_20__28_var_29__20_8213" draw:display-name="Dashed (var) 8213" draw:style="rect" draw:dots1="1" draw:dots1-length="0.002cm" draw:dots2="1" draw:dots2-length="0.002cm" draw:distance="0.002cm"/>
    <draw:stroke-dash draw:name="Dashed_20__28_var_29__20_8214" draw:display-name="Dashed (var) 8214" draw:style="rect" draw:dots1="1" draw:dots1-length="0.002cm" draw:dots2="1" draw:dots2-length="0.002cm" draw:distance="0.002cm"/>
    <draw:stroke-dash draw:name="Dashed_20__28_var_29__20_8215" draw:display-name="Dashed (var) 8215" draw:style="rect" draw:dots1="1" draw:dots1-length="0.002cm" draw:dots2="1" draw:dots2-length="0.002cm" draw:distance="0.002cm"/>
    <draw:stroke-dash draw:name="Dashed_20__28_var_29__20_8216" draw:display-name="Dashed (var) 8216" draw:style="rect" draw:dots1="1" draw:dots1-length="0.002cm" draw:dots2="1" draw:dots2-length="0.002cm" draw:distance="0.002cm"/>
    <draw:stroke-dash draw:name="Dashed_20__28_var_29__20_8217" draw:display-name="Dashed (var) 8217" draw:style="rect" draw:dots1="1" draw:dots1-length="0.002cm" draw:dots2="1" draw:dots2-length="0.002cm" draw:distance="0.002cm"/>
    <draw:stroke-dash draw:name="Dashed_20__28_var_29__20_8218" draw:display-name="Dashed (var) 8218" draw:style="rect" draw:dots1="1" draw:dots1-length="0.002cm" draw:dots2="1" draw:dots2-length="0.002cm" draw:distance="0.002cm"/>
    <draw:stroke-dash draw:name="Dashed_20__28_var_29__20_8219" draw:display-name="Dashed (var) 8219" draw:style="rect" draw:dots1="1" draw:dots1-length="0.002cm" draw:dots2="1" draw:dots2-length="0.002cm" draw:distance="0.002cm"/>
    <draw:stroke-dash draw:name="Dashed_20__28_var_29__20_8220" draw:display-name="Dashed (var) 8220" draw:style="rect" draw:dots1="1" draw:dots1-length="0.002cm" draw:dots2="1" draw:dots2-length="0.002cm" draw:distance="0.002cm"/>
    <draw:stroke-dash draw:name="Dashed_20__28_var_29__20_8221" draw:display-name="Dashed (var) 8221" draw:style="rect" draw:dots1="1" draw:dots1-length="0.002cm" draw:dots2="1" draw:dots2-length="0.002cm" draw:distance="0.002cm"/>
    <draw:stroke-dash draw:name="Dashed_20__28_var_29__20_8222" draw:display-name="Dashed (var) 8222" draw:style="rect" draw:dots1="1" draw:dots1-length="0.002cm" draw:dots2="1" draw:dots2-length="0.002cm" draw:distance="0.002cm"/>
    <draw:stroke-dash draw:name="Dashed_20__28_var_29__20_8223" draw:display-name="Dashed (var) 8223" draw:style="rect" draw:dots1="1" draw:dots1-length="0.002cm" draw:dots2="1" draw:dots2-length="0.002cm" draw:distance="0.002cm"/>
    <draw:stroke-dash draw:name="Dashed_20__28_var_29__20_8224" draw:display-name="Dashed (var) 8224" draw:style="rect" draw:dots1="1" draw:dots1-length="0.002cm" draw:dots2="1" draw:dots2-length="0.002cm" draw:distance="0.002cm"/>
    <draw:stroke-dash draw:name="Dashed_20__28_var_29__20_8225" draw:display-name="Dashed (var) 8225" draw:style="rect" draw:dots1="1" draw:dots1-length="0.002cm" draw:dots2="1" draw:dots2-length="0.002cm" draw:distance="0.002cm"/>
    <draw:stroke-dash draw:name="Dashed_20__28_var_29__20_8226" draw:display-name="Dashed (var) 8226" draw:style="rect" draw:dots1="1" draw:dots1-length="0.002cm" draw:dots2="1" draw:dots2-length="0.002cm" draw:distance="0.002cm"/>
    <draw:stroke-dash draw:name="Dashed_20__28_var_29__20_8227" draw:display-name="Dashed (var) 8227" draw:style="rect" draw:dots1="1" draw:dots1-length="0.002cm" draw:dots2="1" draw:dots2-length="0.002cm" draw:distance="0.002cm"/>
    <draw:stroke-dash draw:name="Dashed_20__28_var_29__20_8228" draw:display-name="Dashed (var) 8228" draw:style="rect" draw:dots1="1" draw:dots1-length="0.002cm" draw:dots2="1" draw:dots2-length="0.002cm" draw:distance="0.002cm"/>
    <draw:stroke-dash draw:name="Dashed_20__28_var_29__20_8229" draw:display-name="Dashed (var) 8229" draw:style="rect" draw:dots1="1" draw:dots1-length="0.002cm" draw:dots2="1" draw:dots2-length="0.002cm" draw:distance="0.002cm"/>
    <draw:stroke-dash draw:name="Dashed_20__28_var_29__20_8230" draw:display-name="Dashed (var) 8230" draw:style="rect" draw:dots1="1" draw:dots1-length="0.002cm" draw:dots2="1" draw:dots2-length="0.002cm" draw:distance="0.002cm"/>
    <draw:stroke-dash draw:name="Dashed_20__28_var_29__20_8231" draw:display-name="Dashed (var) 8231" draw:style="rect" draw:dots1="1" draw:dots1-length="0.002cm" draw:dots2="1" draw:dots2-length="0.002cm" draw:distance="0.002cm"/>
    <draw:stroke-dash draw:name="Dashed_20__28_var_29__20_8232" draw:display-name="Dashed (var) 8232" draw:style="rect" draw:dots1="1" draw:dots1-length="0.003cm" draw:dots2="1" draw:dots2-length="0.003cm" draw:distance="0.003cm"/>
    <draw:stroke-dash draw:name="Dashed_20__28_var_29__20_8233" draw:display-name="Dashed (var) 8233" draw:style="rect" draw:dots1="1" draw:dots1-length="0.006cm" draw:dots2="1" draw:dots2-length="0.006cm" draw:distance="0.006cm"/>
    <draw:stroke-dash draw:name="Dashed_20__28_var_29__20_8234" draw:display-name="Dashed (var) 8234" draw:style="rect" draw:dots1="1" draw:dots1-length="0.006cm" draw:dots2="1" draw:dots2-length="0.006cm" draw:distance="0.006cm"/>
    <draw:stroke-dash draw:name="Dashed_20__28_var_29__20_8235" draw:display-name="Dashed (var) 8235" draw:style="rect" draw:dots1="1" draw:dots1-length="0.006cm" draw:dots2="1" draw:dots2-length="0.006cm" draw:distance="0.006cm"/>
    <draw:stroke-dash draw:name="Dashed_20__28_var_29__20_8236" draw:display-name="Dashed (var) 8236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8:02.352342663</meta:creation-date>
    <dc:date>2018-03-22T11:28:22.870091870</dc:date>
    <meta:editing-duration>PT20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